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F66EDFA53E4D09E4.png" manifest:media-type="image/png"/>
  <manifest:file-entry manifest:full-path="Pictures/1000000000000556000003001EC6FCCAD075BC8F.png" manifest:media-type="image/png"/>
  <manifest:file-entry manifest:full-path="Pictures/1000000000000556000003002BC06CBD7BE903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paragraph-rsid="0019f013"/>
    </style:style>
    <style:style style:name="P2" style:family="paragraph" style:parent-style-name="Standard">
      <style:paragraph-properties fo:line-height="100%"/>
      <style:text-properties style:font-name="Times New Roman" officeooo:paragraph-rsid="0019f013" style:font-name-complex="Times New Roman1"/>
    </style:style>
    <style:style style:name="P3" style:family="paragraph" style:parent-style-name="Standard">
      <style:paragraph-properties fo:line-height="100%"/>
      <style:text-properties style:font-name="Times New Roman" officeooo:rsid="001b6144" officeooo:paragraph-rsid="001b6144" style:font-name-complex="Times New Roman1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3.307cm, 8.59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13.167cm, 0.534cm, 1.2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3.849cm, 1.383cm, 3.789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bt scalastyle</text:p>
      <text:p text:style-name="P1"><draw:frame draw:style-name="fr1" draw:name="Picture 7" text:anchor-type="as-char" svg:width="16.616cm" svg:height="8.387cm" draw:z-index="1"><draw:image xlink:href="Pictures/1000000000000556000003002BC06CBD7BE90343.png" xlink:type="simple" xlink:show="embed" xlink:actuate="onLoad"/></draw:frame></text:p>
      <text:p text:style-name="P2"/>
      <text:p text:style-name="P3">sbt clean coverage test</text:p>
      <text:p text:style-name="P1"><draw:frame draw:style-name="fr2" draw:name="Picture 6" text:anchor-type="as-char" svg:width="17.224cm" svg:height="5.636cm" draw:z-index="2"><draw:image xlink:href="Pictures/1000000000000556000003001EC6FCCAD075BC8F.png" xlink:type="simple" xlink:show="embed" xlink:actuate="onLoad"/></draw:frame></text:p>
      <text:p text:style-name="P2"/>
      <text:p text:style-name="P3">sbt coverageReport</text:p>
      <text:p text:style-name="P1"><draw:frame draw:style-name="fr3" draw:name="Picture 8" text:anchor-type="as-char" svg:width="15.928cm" svg:height="8.705cm" draw:z-index="0"><draw:image xlink:href="Pictures/100000000000055600000300F66EDFA53E4D09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1:57:28.985772050</meta:creation-date>
    <dc:date>2017-02-06T11:59:43.212420581</dc:date>
    <meta:editing-duration>PT2M14S</meta:editing-duration>
    <meta:editing-cycles>2</meta:editing-cycles>
    <meta:generator>LibreOffice/5.1.4.2$Linux_X86_64 LibreOffice_project/10m0$Build-2</meta:generator>
    <meta:document-statistic meta:table-count="0" meta:image-count="3" meta:object-count="0" meta:page-count="1" meta:paragraph-count="6" meta:word-count="8" meta:character-count="55" meta:non-whitespace-character-count="50"/>
  </office:meta>
</office:document-meta>
</file>